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color="#008000" fo:font-size="9pt" style:font-size-asian="9pt" style:font-size-complex="9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8000"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8000"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.905cm" svg:height="1.905cm" svg:x="7.858cm" svg:y="7.35cm">
          <text:p text:style-name="P1"><text:span text:style-name="T1">INITIAL</text:span></text:p>
          <text:p text:style-name="P1"><text:span text:style-name="T1">(tx of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05cm" svg:height="1.905cm" svg:x="22.59cm" svg:y="1.635cm">
          <text:p text:style-name="P1"><text:span text:style-name="T1">INACTIVE</text:span></text:p>
          <text:p text:style-name="P1"><text:span text:style-name="T2">(uninitialise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905cm" svg:height="1.905cm" svg:x="9.509cm" svg:y="16.113cm">
          <text:p text:style-name="P1"><text:span text:style-name="T3">TRANSITION</text:span></text:p>
          <text:p text:style-name="P1"><text:span text:style-name="T3">(tx of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905cm" svg:height="1.905cm" svg:x="21.066cm" svg:y="14.335cm">
          <text:p text:style-name="P1"><text:span text:style-name="T1">GOOD</text:span></text:p>
          <text:p text:style-name="P1"><text:span text:style-name="T1">(tx 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20.05cm" svg:y="5.445cm">
          <text:p text:style-name="P1"><text:span text:style-name="T1">BAD</text:span></text:p>
          <text:p text:style-name="P1"><text:span text:style-name="T1">(tx of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8.128cm" svg:height="1.524cm" svg:x="4.302cm" svg:y="12.811cm">
          <text:p text:style-name="P1"><text:span text:style-name="T4"><text:s text:c="4"/></text:span><text:span text:style-name="T4">Port logically enabled (core out of reset) AND</text:span></text:p>
          <text:p text:style-name="P1"><text:span text:style-name="T4">Port active (port OPERATIONAL and no alarms active)</text:span></text:p>
          <text:p text:style-name="P1"><text:span text:style-name="T4">AND no LOF AND No LOS AND line rate supported</text:span></text:p>
          <text:p text:style-name="P1"><text:span text:style-name="T4">AND CM Rate is stab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329cm" svg:y1="7.071cm" svg:x2="8.366cm" svg:y2="12.811cm" draw:start-shape="id1" draw:start-glue-point="7" draw:end-shape="id2" draw:end-glue-point="0" svg:d="m20329 7071-11963 5740" svg:viewBox="0 0 11964 5741">
          <text:p/>
        </draw:connector>
        <draw:connector draw:style-name="gr3" draw:text-style-name="P1" draw:layer="layout" draw:type="line" svg:x1="8.366cm" svg:y1="14.97cm" svg:x2="10.462cm" svg:y2="16.113cm" draw:start-shape="id3" draw:start-glue-point="2" draw:end-shape="id4" draw:end-glue-point="4" svg:d="m8366 14970 2096 1143" svg:viewBox="0 0 2097 1144">
          <text:p/>
        </draw:connector>
        <draw:custom-shape draw:style-name="gr4" draw:text-style-name="P5" xml:id="id3" draw:id="id3" draw:layer="layout" svg:width="8.128cm" svg:height="0.635cm" svg:x="4.302cm" svg:y="14.335cm"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1.651cm" svg:x="7.33cm" svg:y="1.508cm">
          <text:p text:style-name="P1"><text:span text:style-name="T5">System</text:span></text:p>
          <text:p text:style-name="P1"><text:span text:style-name="T5">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791cm" svg:y1="3.159cm" svg:x2="8.811cm" svg:y2="7.35cm" draw:end-shape="id5" draw:end-glue-point="4" svg:d="m8791 3159 20 4191" svg:viewBox="0 0 21 4192">
          <text:p/>
        </draw:connector>
        <draw:custom-shape draw:style-name="gr2" draw:text-style-name="P7" xml:id="id12" draw:id="id12" draw:layer="layout" svg:width="4.699cm" svg:height="0.847cm" svg:x="2.27cm" svg:y="4.81cm">
          <text:p text:style-name="P1"><text:span text:style-name="T6">Start Fibre 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6" draw:id="id6" draw:layer="layout" svg:width="4.699cm" svg:height="1.693cm" svg:x="2.27cm" svg:y="5.657cm">
          <text:p text:style-name="P8"><text:span text:style-name="T7">reset CPRI core in FPGA</text:span></text:p>
          <text:p text:style-name="P8"><text:span text:style-name="T7">and hold in reset until primary</text:span></text:p>
          <text:p text:style-name="P8"><text:span text:style-name="T7">slave port obtains syn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619cm" svg:y1="7.35cm" svg:x2="7.858cm" svg:y2="8.303cm" draw:start-shape="id6" draw:start-glue-point="2" draw:end-shape="id5" draw:end-glue-point="6" svg:d="m4619 7350 3239 953" svg:viewBox="0 0 3240 954">
          <text:p/>
        </draw:connector>
        <draw:custom-shape draw:style-name="gr2" draw:text-style-name="P7" xml:id="id7" draw:id="id7" draw:layer="layout" svg:width="3.429cm" svg:height="0.847cm" svg:x="14.208cm" svg:y="16.24cm">
          <text:p text:style-name="P1"><text:span text:style-name="T6">No even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" draw:id="id8" draw:layer="layout" svg:width="3.429cm" svg:height="0.804cm" svg:x="14.208cm" svg:y="17.087cm"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414cm" svg:y1="17.066cm" svg:x2="14.208cm" svg:y2="16.663cm" draw:start-shape="id4" draw:start-glue-point="10" draw:end-shape="id7" draw:end-glue-point="3" svg:d="m11414 17066 2794-403" svg:viewBox="0 0 2795 404">
          <text:p/>
        </draw:connector>
        <draw:connector draw:style-name="gr3" draw:text-style-name="P1" draw:layer="layout" draw:type="line" svg:x1="17.637cm" svg:y1="17.489cm" svg:x2="22.019cm" svg:y2="16.24cm" draw:start-shape="id8" draw:start-glue-point="1" draw:end-shape="id9" draw:end-glue-point="8" svg:d="m17637 17489 4382-1249" svg:viewBox="0 0 4383 1250">
          <text:p/>
        </draw:connector>
        <draw:custom-shape draw:style-name="gr2" draw:text-style-name="P4" xml:id="id11" draw:id="id11" draw:layer="layout" svg:width="8.255cm" svg:height="1.27cm" svg:x="17.891cm" svg:y="9.89cm">
          <text:p text:style-name="P1"><text:span text:style-name="T4"><text:s text:c="4"/></text:span><text:span text:style-name="T4">Port logically disabled (core in reset) OR</text:span></text:p>
          <text:p text:style-name="P1"><text:span text:style-name="T4">Port inactive (port not OPERATIONAL or alarms active)</text:span></text:p>
          <text:p text:style-name="P1"><text:span text:style-name="T4">OR LOF OR LOS OR line rate not supporte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0" draw:id="id10" draw:layer="layout" svg:width="8.255cm" svg:height="1.27cm" svg:x="17.891cm" svg:y="11.16cm"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019cm" svg:y1="14.335cm" svg:x2="22.018cm" svg:y2="12.43cm" draw:start-shape="id9" draw:start-glue-point="4" draw:end-shape="id10" draw:end-glue-point="2" svg:d="m22019 14335-1-1905" svg:viewBox="0 0 2 1906">
          <text:p/>
        </draw:connector>
        <draw:connector draw:style-name="gr3" draw:text-style-name="P1" draw:layer="layout" draw:type="line" svg:x1="22.018cm" svg:y1="9.89cm" svg:x2="21.003cm" svg:y2="7.35cm" draw:start-shape="id11" draw:start-glue-point="0" draw:end-shape="id1" draw:end-glue-point="8" svg:d="m22018 9890-1015-2540" svg:viewBox="0 0 1016 2541">
          <text:p/>
        </draw:connector>
        <draw:connector draw:style-name="gr3" draw:text-style-name="P1" draw:layer="layout" svg:x1="8.137cm" svg:y1="7.629cm" svg:x2="6.969cm" svg:y2="5.233cm" draw:start-shape="id5" draw:start-glue-point="5" draw:end-shape="id12" draw:end-glue-point="1" svg:d="m8137 7629v-2396h-1168" svg:viewBox="0 0 1169 2397">
          <text:p/>
        </draw:connector>
        <draw:custom-shape draw:style-name="gr2" draw:text-style-name="P7" xml:id="id13" draw:id="id13" draw:layer="layout" svg:width="5.969cm" svg:height="0.847cm" svg:x="11.922cm" svg:y="3.54cm">
          <text:p text:style-name="P1"><text:span text:style-name="T6">Fibre connected (SFP_LOS=0)</text:span></text:p>
          <text:p text:style-name="P1"><text:span text:style-name="T6">and MGT clocks locked.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969cm" svg:height="1.058cm" svg:x="11.922cm" svg:y="4.387cm"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84cm" svg:y1="7.629cm" svg:x2="11.922cm" svg:y2="3.963cm" draw:start-shape="id5" draw:start-glue-point="11" draw:end-shape="id13" draw:end-glue-point="3" svg:d="m9484 7629h1358v-3666h1080" svg:viewBox="0 0 2439 3667">
          <text:p/>
        </draw:connector>
        <draw:connector draw:style-name="gr3" draw:text-style-name="P1" draw:layer="layout" svg:x1="17.891cm" svg:y1="3.963cm" svg:x2="21.003cm" svg:y2="5.445cm" draw:start-shape="id13" draw:start-glue-point="1" draw:end-shape="id1" draw:end-glue-point="4" svg:d="m17891 3963h3112v1482" svg:viewBox="0 0 3113 14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2:31:33</meta:creation-date>
    <dc:date>2014-02-14T17:10:18.016784089</dc:date>
    <meta:editing-duration>PT4H39M23S</meta:editing-duration>
    <meta:editing-cycles>19</meta:editing-cycles>
    <meta:generator>LibreOffice/4.1.4.2$Linux_X86_64 LibreOffice_project/0a0440ccc0227ad9829de5f46be37cfb6edcf72</meta:generator>
    <dc:creator>Paul Newborough</dc:creator>
    <meta:document-statistic meta:object-count="27"/>
  </office:meta>
</office:document-meta>
</file>